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6.358cm"/>
    </style:style>
    <style:style style:name="gr3" style:family="graphic" style:parent-style-name="standard">
      <style:graphic-properties draw:fill-color="#65c295" draw:textarea-horizontal-align="justify" draw:textarea-vertical-align="middle" draw:auto-grow-height="false" fo:min-height="0.894cm" fo:min-width="6.612cm"/>
    </style:style>
    <style:style style:name="gr4" style:family="graphic" style:parent-style-name="standard">
      <style:graphic-properties draw:fill-color="#65c295" draw:textarea-horizontal-align="justify" draw:textarea-vertical-align="middle" draw:auto-grow-height="false" fo:min-height="0.894cm" fo:min-width="2.3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svg:stroke-opacity="50%" draw:opacity="50%" draw:textarea-horizontal-align="justify" draw:textarea-vertical-align="middle" draw:auto-grow-height="false" fo:min-height="2.29cm" fo:min-width="6.358cm"/>
    </style:style>
    <style:style style:name="gr8" style:family="graphic" style:parent-style-name="standard">
      <style:graphic-properties svg:stroke-opacity="50%" draw:fill-color="#65c295" draw:opacity="50%" draw:textarea-horizontal-align="justify" draw:textarea-vertical-align="middle" draw:auto-grow-height="false" fo:min-height="0.894cm" fo:min-width="6.612cm"/>
    </style:style>
    <style:style style:name="gr9" style:family="graphic" style:parent-style-name="standard">
      <style:graphic-properties svg:stroke-opacity="50%" draw:fill-color="#65c295" draw:opacity="50%" draw:textarea-horizontal-align="justify" draw:textarea-vertical-align="middle" draw:auto-grow-height="false" fo:min-height="0.894cm" fo:min-width="2.3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opacity="100%" draw:opacity="100%" draw:textarea-horizontal-align="justify" draw:textarea-vertical-align="middle" draw:auto-grow-height="false" fo:min-height="2.29cm" fo:min-width="6.358cm"/>
    </style:style>
    <style:style style:name="gr12" style:family="graphic" style:parent-style-name="standard">
      <style:graphic-properties svg:stroke-opacity="100%" draw:fill-color="#65c295" draw:opacity="100%" draw:textarea-horizontal-align="justify" draw:textarea-vertical-align="middle" draw:auto-grow-height="false" fo:min-height="0.894cm" fo:min-width="6.612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25" style:family="graphic" style:parent-style-name="standard">
      <style:graphic-properties draw:fill-color="#8ccfb7" draw:textarea-horizontal-align="justify" draw:textarea-vertical-align="middle" draw:auto-grow-height="false" fo:min-height="1.528cm" fo:min-width="4.326cm"/>
    </style:style>
    <style:style style:name="gr26" style:family="graphic" style:parent-style-name="standard">
      <style:graphic-properties draw:textarea-horizontal-align="justify" draw:textarea-vertical-align="middle" draw:auto-grow-height="false" fo:min-height="1.528cm" fo:min-width="7.882cm"/>
    </style:style>
    <style:style style:name="pr1" style:family="presentation" style:parent-style-name="標準-subtitle">
      <style:graphic-properties draw:fill-color="#ffffff" draw:textarea-vertical-align="top" draw:auto-grow-height="true" fo:min-height="12.179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notes">
      <style:graphic-properties draw:fill-color="#ffffff" draw:auto-grow-height="true" fo:min-height="12.572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start"/>
      <style:text-properties style:font-name="Liberation Sans1" fo:font-size="36pt" style:font-size-asian="36pt" style:font-size-complex="36pt"/>
    </style:style>
    <style:style style:name="P2" style:family="paragraph">
      <loext:graphic-properties draw:fill-color="#ffffff"/>
      <style:paragraph-properties fo:text-align="start"/>
      <style:text-properties style:font-name="Liberation Sans1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65c295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opacity="50%"/>
      <style:paragraph-properties fo:text-align="center"/>
      <style:text-properties fo:font-size="18pt"/>
    </style:style>
    <style:style style:name="P14" style:family="paragraph">
      <loext:graphic-properties draw:fill-color="#65c295" draw:opacity="50%"/>
      <style:paragraph-properties fo:text-align="center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loext:graphic-properties draw:fill-color="#65c295"/>
      <style:paragraph-properties fo:text-align="center"/>
      <style:text-properties fo:font-size="18pt"/>
    </style:style>
    <style:style style:name="P18" style:family="paragraph">
      <loext:graphic-properties draw:opacity="100%"/>
      <style:paragraph-properties fo:text-align="center"/>
      <style:text-properties fo:font-size="18pt"/>
    </style:style>
    <style:style style:name="P19" style:family="paragraph">
      <loext:graphic-properties draw:fill-color="#65c295" draw:opacity="100%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style:paragraph-properties style:text-autospace="none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style:text-autospace="none"/>
      <style:text-properties fo:font-size="16pt" style:font-size-asian="16pt" style:font-size-complex="16pt"/>
    </style:style>
    <style:style style:name="P25" style:family="paragraph">
      <loext:graphic-properties draw:fill-color="#8ccfb7"/>
      <style:paragraph-properties fo:text-align="center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style:font-name="Liberation Sans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1" fo:font-size="26pt" style:font-size-asian="26pt" style:font-size-complex="26pt"/>
    </style:style>
    <style:style style:name="T5" style:family="text">
      <style:text-properties style:font-name="Liberation Sans1"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666666"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a8e1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a4926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a742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a8759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cccc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8bb5d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5231f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dd58a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9c765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fo:background-color="transparent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679dd" style:text-outline="false" style:text-line-through-style="none" style:text-line-through-type="none" style:font-name="Segoe UI" fo:font-size="16pt" fo:font-style="normal" fo:text-shadow="none" style:text-underline-style="none" fo:font-weight="bold" style:letter-kerning="true" fo:background-color="transparent" style:font-name-asian="Segoe UI" style:font-size-asian="16pt" style:font-style-asian="normal" style:font-weight-asian="bold" style:font-name-complex="Segoe UI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1afef" style:text-outline="false" style:text-line-through-style="none" style:text-line-through-type="none" style:font-name="Segoe UI" fo:font-size="16pt" fo:font-style="normal" fo:text-shadow="none" style:text-underline-style="none" fo:font-weight="bold" style:letter-kerning="true" fo:background-color="transparent" style:font-name-asian="Segoe UI" style:font-size-asian="16pt" style:font-style-asian="normal" style:font-weight-asian="bold" style:font-name-complex="Segoe UI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fo:font-size="28pt" style:font-size-asian="28pt" style:font-size-complex="28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egoe UI" fo:font-size="28pt" fo:font-style="normal" fo:text-shadow="none" style:text-underline-style="none" fo:font-weight="normal" style:letter-kerning="true" fo:background-color="transparent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a742" style:text-outline="false" style:text-line-through-style="none" style:text-line-through-type="none" style:font-name="Segoe UI" fo:font-size="28pt" fo:font-style="normal" fo:text-shadow="none" style:text-underline-style="none" fo:font-weight="normal" style:letter-kerning="true" fo:background-color="transparent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7832" style:text-outline="false" style:text-line-through-style="none" style:text-line-through-type="none" style:font-name="Segoe UI" fo:font-size="28pt" fo:font-style="normal" fo:text-shadow="none" style:text-underline-style="none" fo:font-weight="normal" style:letter-kerning="true" fo:background-color="transparent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style:text-outline="false" style:text-line-through-style="none" style:text-line-through-type="none" style:font-name="Segoe UI" fo:font-size="28pt" fo:font-style="normal" fo:text-shadow="none" style:text-underline-style="none" fo:font-weight="normal" style:letter-kerning="true" fo:background-color="transparent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From omni-torch, you can expect:</text:span></text:p>
            <text:list text:style-name="L1">
              <text:list-item>
                <text:p text:style-name="P1"><text:span text:style-name="T2">a standard way to load data for deep learning algorithm</text:span></text:p>
              </text:list-item>
              <text:list-item>
                <text:p text:style-name="P1"><text:span text:style-name="T2">ability to visualize data(tensor, training status, weight, gradient) during training</text:span></text:p>
              </text:list-item>
              <text:list-item>
                <text:p text:style-name="P1"><text:span text:style-name="T2">convenience to adjust settings</text:span></text:p>
              </text:list-item>
              <text:list-item>
                <text:p text:style-name="P1"><text:span text:style-name="T2">easy to create neural network layers</text:span></text:p>
              </text:list-item>
              <text:list-item>
                <text:p text:style-name="P1"><text:span text:style-name="T2">clean code arrangement</text:span></text:p>
              </text:list-item>
            </text:list>
            <text:p text:style-name="P1"><text:span text:style-name="T1"/>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Omni-Torch<text:line-break/><text:span text:style-name="T3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<text:span text:style-name="T1">Agenda</text:span></text:p>
                <text:list>
                  <text:list-item>
                    <text:p text:style-name="P1"><text:span text:style-name="T4">Loading Data</text:span></text:p>
                    <text:list>
                      <text:list-item>
                        <text:p text:style-name="P1"><text:span text:style-name="T5">How pytorch load data</text:span></text:p>
                      </text:list-item>
                      <text:list-item>
                        <text:p text:style-name="P1"><text:span text:style-name="T5">Difference between pytorch and omni-torch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1"/>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Omni-Torch<text:line-break/><text:span text:style-name="T3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PyTorch Vanill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PyTorch, each dataset is defined as a class, a standard pyTorch dataset class will contain</text:p>
              </text:list-item>
            </text:list>
          </draw:text-box>
        </draw:frame>
        <draw:custom-shape draw:style-name="gr2" draw:text-style-name="P4" draw:layer="layout" svg:width="6.858cm" svg:height="2.54cm" svg:x="3.04cm" svg:y="8.374cm">
          <text:p text:style-name="P4">Folders and files</text:p>
          <text:p text:style-name="P4"><text:s/>on hard di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858cm" svg:height="2.54cm" svg:x="2.84cm" svg:y="14.694cm">
          <text:p text:style-name="P4">Intermediate Data</text:p>
          <text:p text:style-name="P4">(usually absolute path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2.54cm" svg:x="18.288cm" svg:y="14.848cm">
          <text:p text:style-name="P4">Pytorch readable t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128cm" svg:height="2.286cm" svg:x="9.906cm" svg:y="14.948cm">
          <text:p text:style-name="P4">Par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31cm" svg:height="2.286cm" draw:transform="rotate (-1.5707963267949) translate (7.552cm 11.168cm)">
          <text:p text:style-name="P4">Par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0.16cm" svg:height="3.81cm" svg:x="5.822cm" svg:y="11.13cm">
          <draw:text-box>
            <text:list text:style-name="L4">
              <text:list-item>
                <text:list>
                  <text:list-header>
                    <text:p text:style-name="P6">Part1: Fetch all the data before they are being load as tensor, e.g.</text:p>
                    <text:list>
                      <text:list-item>
                        <text:p text:style-name="P6">Get the paths of training images</text:p>
                      </text:list-item>
                      <text:list-item>
                        <text:p text:style-name="P6">Or load the bbox or other information from txt, csv files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6" draw:text-style-name="P9" draw:layer="layout" svg:width="6.858cm" svg:height="2.032cm" svg:x="9.86cm" svg:y="17.272cm">
          <draw:text-box>
            <text:list text:style-name="L3">
              <text:list-header>
                <text:p text:style-name="P8"><text:span text:style-name="T6">Part 2: load data from Part 1 and transform them into a tens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Diagra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omni-Torch, the process of loading data is divided into two parts as shown below</text:p>
              </text:list-item>
            </text:list>
          </draw:text-box>
        </draw:frame>
        <draw:custom-shape draw:style-name="gr2" draw:text-style-name="P4" draw:layer="layout" svg:width="6.858cm" svg:height="2.54cm" svg:x="3.04cm" svg:y="8.374cm">
          <text:p text:style-name="P4">Folders and files</text:p>
          <text:p text:style-name="P4"><text:s/>on hard di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858cm" svg:height="2.54cm" svg:x="2.84cm" svg:y="14.694cm">
          <text:p text:style-name="P4">Intermediate Data</text:p>
          <text:p text:style-name="P4">(usually absolute path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2.54cm" svg:x="18.288cm" svg:y="14.848cm">
          <text:p text:style-name="P4">Pytorch readable t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128cm" svg:height="2.286cm" svg:x="9.906cm" svg:y="14.948cm">
          <text:p text:style-name="P4">Par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31cm" svg:height="2.286cm" draw:transform="rotate (-1.5707963267949) translate (7.552cm 11.168cm)">
          <text:p text:style-name="P4">Par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0.16cm" svg:height="3.81cm" svg:x="5.822cm" svg:y="11.13cm">
          <draw:text-box>
            <text:list text:style-name="L4">
              <text:list-item>
                <text:list>
                  <text:list-header>
                    <text:p text:style-name="P6">Part1: Fetch all the data before they are being load as tensor, e.g.</text:p>
                    <text:list>
                      <text:list-item>
                        <text:p text:style-name="P6">Get the paths of training images</text:p>
                      </text:list-item>
                      <text:list-item>
                        <text:p text:style-name="P6">Or load the bbox or other information from txt, csv files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6" draw:text-style-name="P9" draw:layer="layout" svg:width="6.858cm" svg:height="2.032cm" svg:x="9.86cm" svg:y="17.272cm">
          <draw:text-box>
            <text:list text:style-name="L3">
              <text:list-header>
                <text:p text:style-name="P8"><text:span text:style-name="T6">Part 2: load data from Part 1 and transform them into a tens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composition of omni-torch/data package</text:span></text:p>
          </draw:text-box>
        </draw:frame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7">Under omni-torch/data folder, there are 9 files. The one marked with a star means you do not need to pay much attention on these files.</text:span></text:p>
              </text:list-header>
              <text:list-item>
                <text:p text:style-name="P10"><text:span text:style-name="T8">arbitrary_dataset.py</text:span><text:span text:style-name="T7">: a class to tell omni-torch how to load data from arbitrary dataset, probably the most useful class to load dataset.</text:span></text:p>
              </text:list-item>
              <text:list-item>
                <text:p text:style-name="P10"><text:span text:style-name="T8">img2img_dataset.py</text:span><text:span text:style-name="T7">: a child class of arbitrary_dataset that load data from a typical img2img dataset.</text:span></text:p>
              </text:list-item>
              <text:list-item>
                <text:p text:style-name="P10"><text:span text:style-name="T8">ilsvrc_dataset.py</text:span><text:span text:style-name="T7">: a child class of arbitrary_dataset that load data from a typical image classification dataset.</text:span></text:p>
              </text:list-item>
              <text:list-item>
                <text:p text:style-name="P10"><text:span text:style-name="T8">path_loader.py</text:span><text:span text:style-name="T7">: some predefined functions to get the absolute paths from data on the hard disk.</text:span></text:p>
              </text:list-item>
              <text:list-item>
                <text:p text:style-name="P10"><text:span text:style-name="T8">data_loader.py</text:span><text:span text:style-name="T7">: some predefined functions to load images from absolute paths into tensors.</text:span></text:p>
              </text:list-item>
              <text:list-item>
                <text:p text:style-name="P10"><text:span text:style-name="T9">*__init__.py: almost no use right now.</text:span></text:p>
              </text:list-item>
              <text:list-item>
                <text:p text:style-name="P10"><text:span text:style-name="T9">*__main__.py: for test use only.</text:span></text:p>
              </text:list-item>
              <text:list-item>
                <text:p text:style-name="P10"><text:span text:style-name="T9">*data_loader_ops.py: some predefined special operations that carry out futher augmentations on images.</text:span></text:p>
              </text:list-item>
              <text:list-item>
                <text:p text:style-name="P10"><text:span text:style-name="T9"><text:s/></text:span><text:span text:style-name="T9">*misc.py: support other classes and metho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Workflow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3">
              <text:list-header>
                <text:p text:style-name="P11"><text:span text:style-name="T10">1. By define a define a dataset class(arbitrary, img2img, ilsvrc dataset), we created a diagram of data loading process.</text:span></text:p>
              </text:list-header>
            </text:list>
          </draw:text-box>
        </draw:frame>
        <draw:custom-shape draw:style-name="gr7" draw:text-style-name="P13" draw:layer="layout" svg:width="6.858cm" svg:height="2.54cm" svg:x="3.04cm" svg:y="8.374cm">
          <text:p text:style-name="P12">Folders and files</text:p>
          <text:p text:style-name="P12"><text:s/>on hard di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6.858cm" svg:height="2.54cm" svg:x="2.84cm" svg:y="14.694cm">
          <text:p text:style-name="P12">Intermediate Data</text:p>
          <text:p text:style-name="P12">(usually absolute path)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858cm" svg:height="2.54cm" svg:x="18.288cm" svg:y="14.848cm">
          <text:p text:style-name="P12">Pytorch readable t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8.128cm" svg:height="2.286cm" svg:x="9.906cm" svg:y="14.948cm">
          <text:p text:style-name="P12">Par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4" draw:layer="layout" svg:width="3.31cm" svg:height="2.286cm" draw:transform="rotate (-1.5707963267949) translate (7.552cm 11.168cm)">
          <text:p text:style-name="P12">Par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6.17cm" svg:height="2.384cm" svg:x="14.478cm" svg:y="9.144cm">
          <draw:text-box>
            <text:p>arbitrary_dataset.py</text:p>
            <text:p>img2img_dataset.py</text:p>
            <text:p>ilsvrc_dataset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Workflow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3">
              <text:list-header>
                <text:p text:style-name="P11"><text:span text:style-name="T10">2. By define the path_loader functions, we let the omni-torch to know how to load the absolute path</text:span></text:p>
              </text:list-header>
            </text:list>
          </draw:text-box>
        </draw:frame>
        <draw:custom-shape draw:style-name="gr2" draw:text-style-name="P12" draw:layer="layout" svg:width="6.858cm" svg:height="2.54cm" svg:x="3.04cm" svg:y="8.374cm">
          <text:p text:style-name="P12">Folders and files</text:p>
          <text:p text:style-name="P12"><text:s/>on hard di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6.858cm" svg:height="2.54cm" svg:x="2.84cm" svg:y="14.694cm">
          <text:p text:style-name="P12">Intermediate Data</text:p>
          <text:p text:style-name="P12">(usually absolute path)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858cm" svg:height="2.54cm" svg:x="18.288cm" svg:y="14.848cm">
          <text:p text:style-name="P12">Pytorch readable t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8.128cm" svg:height="2.286cm" svg:x="9.906cm" svg:y="14.948cm">
          <text:p text:style-name="P12">Par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7" draw:layer="layout" svg:width="3.31cm" svg:height="2.286cm" draw:transform="rotate (-1.5707963267949) translate (7.552cm 11.168cm)">
          <text:p text:style-name="P12">Par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4.655cm" svg:height="0.962cm" svg:x="7.552cm" svg:y="11.992cm">
          <draw:text-box>
            <text:p>path_loader.py</text:p>
          </draw:text-box>
        </draw:frame>
        <draw:frame draw:style-name="gr10" draw:text-style-name="P15" draw:layer="layout" svg:width="6.17cm" svg:height="2.384cm" svg:x="14.478cm" svg:y="9.144cm">
          <draw:text-box>
            <text:p>arbitrary_dataset.py</text:p>
            <text:p>img2img_dataset.py</text:p>
            <text:p>ilsvrc_dataset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Workflow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3">
              <text:list-header>
                <text:p text:style-name="P11"><text:span text:style-name="T10">3. By define the data_loader functions will let the omni-torch to finally load the tensor from hard disk </text:span></text:p>
              </text:list-header>
            </text:list>
          </draw:text-box>
        </draw:frame>
        <draw:custom-shape draw:style-name="gr2" draw:text-style-name="P12" draw:layer="layout" svg:width="6.858cm" svg:height="2.54cm" svg:x="3.04cm" svg:y="8.374cm">
          <text:p text:style-name="P12">Folders and files</text:p>
          <text:p text:style-name="P12"><text:s/>on hard di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6.858cm" svg:height="2.54cm" svg:x="2.84cm" svg:y="14.694cm">
          <text:p text:style-name="P12">Intermediate Data</text:p>
          <text:p text:style-name="P12">(usually absolute path)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6.858cm" svg:height="2.54cm" svg:x="18.288cm" svg:y="14.848cm">
          <text:p text:style-name="P12">Pytorch readable t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8.128cm" svg:height="2.286cm" svg:x="9.906cm" svg:y="14.948cm">
          <text:p text:style-name="P12">Par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7" draw:layer="layout" svg:width="3.31cm" svg:height="2.286cm" draw:transform="rotate (-1.5707963267949) translate (7.552cm 11.168cm)">
          <text:p text:style-name="P12">Par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4.655cm" svg:height="0.962cm" svg:x="11.239cm" svg:y="17.072cm">
          <draw:text-box>
            <text:p>data_loader.py</text:p>
          </draw:text-box>
        </draw:frame>
        <draw:frame draw:style-name="gr10" draw:text-style-name="P15" draw:layer="layout" svg:width="4.655cm" svg:height="0.962cm" svg:x="7.554cm" svg:y="11.992cm">
          <draw:text-box>
            <text:p>path_loader.py</text:p>
          </draw:text-box>
        </draw:frame>
        <draw:frame draw:style-name="gr10" draw:text-style-name="P15" draw:layer="layout" svg:width="6.17cm" svg:height="2.384cm" svg:x="14.478cm" svg:y="9.144cm">
          <draw:text-box>
            <text:p>arbitrary_dataset.py</text:p>
            <text:p>img2img_dataset.py</text:p>
            <text:p>ilsvrc_dataset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Examples</text:span></text:p>
          </draw:text-box>
        </draw:frame>
        <draw:frame presentation:style-name="pr4" draw:text-style-name="P11" draw:layer="layout" svg:width="25.199cm" svg:height="14.39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10">Below are two datasets of Img2Img translation. We will give examples about how to load them.</text:span></text:p>
              </text:list-header>
            </text:list>
          </draw:text-box>
        </draw:frame>
        <draw:custom-shape draw:style-name="gr13" draw:text-style-name="P4" draw:layer="layout" svg:width="3.556cm" svg:height="1.27cm" svg:x="2.402cm" svg:y="9.144cm">
          <text:p text:style-name="P4">Root Folde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72cm" svg:height="1.27cm" svg:x="7.736cm" svg:y="10.16cm">
          <text:p text:style-name="P4">source_b folde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72cm" svg:height="1.27cm" svg:x="7.736cm" svg:y="8.174cm">
          <text:p text:style-name="P4">source_a folder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4cm" svg:height="1.016cm" svg:x="13.578cm" svg:y="8.282cm">
          <text:p text:style-name="P4">images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4cm" svg:height="1.016cm" svg:x="13.578cm" svg:y="10.314cm">
          <text:p text:style-name="P4">images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5.958cm" svg:y1="10.414cm" svg:x2="7.736cm" svg:y2="10.922cm">
          <text:p/>
        </draw:line>
        <draw:line draw:style-name="gr16" draw:text-style-name="P20" draw:layer="layout" svg:x1="5.958cm" svg:y1="9.144cm" svg:x2="7.736cm" svg:y2="8.636cm">
          <text:p/>
        </draw:line>
        <draw:line draw:style-name="gr16" draw:text-style-name="P20" draw:layer="layout" svg:x1="12.308cm" svg:y1="8.736cm" svg:x2="13.578cm" svg:y2="8.736cm">
          <text:p/>
        </draw:line>
        <draw:line draw:style-name="gr16" draw:text-style-name="P20" draw:layer="layout" svg:x1="12.308cm" svg:y1="10.768cm" svg:x2="13.578cm" svg:y2="10.768cm">
          <text:p/>
        </draw:line>
        <draw:custom-shape draw:style-name="gr13" draw:text-style-name="P4" draw:layer="layout" svg:width="3.556cm" svg:height="1.27cm" svg:x="1.548cm" svg:y="15.44cm">
          <text:p text:style-name="P4">Root Folde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72cm" svg:height="1.27cm" svg:x="6.882cm" svg:y="18.288cm">
          <text:p text:style-name="P4">source_b folder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588cm" svg:height="1.27cm" svg:x="6.882cm" svg:y="12.954cm">
          <text:p text:style-name="P4">source_a_1 folder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4cm" svg:height="1.016cm" svg:x="13.74cm" svg:y="13.054cm">
          <text:p text:style-name="P4">images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4cm" svg:height="1.016cm" svg:x="13.74cm" svg:y="14.632cm">
          <text:p text:style-name="P4">images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5.104cm" svg:y1="16.71cm" svg:x2="6.882cm" svg:y2="18.796cm">
          <text:p/>
        </draw:line>
        <draw:line draw:style-name="gr16" draw:text-style-name="P20" draw:layer="layout" svg:x1="5.104cm" svg:y1="15.44cm" svg:x2="6.882cm" svg:y2="13.716cm">
          <text:p/>
        </draw:line>
        <draw:line draw:style-name="gr16" draw:text-style-name="P20" draw:layer="layout" svg:x1="12.47cm" svg:y1="13.562cm" svg:x2="13.74cm" svg:y2="13.562cm">
          <text:p/>
        </draw:line>
        <draw:line draw:style-name="gr16" draw:text-style-name="P20" draw:layer="layout" svg:x1="12.47cm" svg:y1="15.14cm" svg:x2="13.74cm" svg:y2="15.14cm">
          <text:p/>
        </draw:line>
        <draw:custom-shape draw:style-name="gr17" draw:text-style-name="P4" draw:layer="layout" svg:width="5.588cm" svg:height="1.27cm" svg:x="6.882cm" svg:y="14.478cm">
          <text:p text:style-name="P4">source_a_2 folder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588cm" svg:height="1.27cm" svg:x="6.882cm" svg:y="16.002cm">
          <text:p text:style-name="P4">source_a_3 folder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5.104cm" svg:y1="15.841cm" svg:x2="6.882cm" svg:y2="14.986cm">
          <text:p/>
        </draw:line>
        <draw:line draw:style-name="gr16" draw:text-style-name="P20" draw:layer="layout" svg:x1="5.104cm" svg:y1="16.242cm" svg:x2="6.882cm" svg:y2="16.61cm">
          <text:p/>
        </draw:line>
        <draw:custom-shape draw:style-name="gr15" draw:text-style-name="P4" draw:layer="layout" svg:width="2.54cm" svg:height="1.016cm" svg:x="13.74cm" svg:y="16.132cm">
          <text:p text:style-name="P4">images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54cm" svg:height="1.016cm" svg:x="13.74cm" svg:y="18.332cm">
          <text:p text:style-name="P4">images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12.47cm" svg:y1="16.64cm" svg:x2="13.74cm" svg:y2="16.64cm">
          <text:p/>
        </draw:line>
        <draw:line draw:style-name="gr16" draw:text-style-name="P20" draw:layer="layout" svg:x1="11.454cm" svg:y1="18.796cm" svg:x2="13.74cm" svg:y2="18.84cm">
          <text:p/>
        </draw:line>
        <draw:frame draw:style-name="gr18" draw:text-style-name="P15" draw:layer="layout" svg:width="8.89cm" svg:height="2.384cm" svg:x="16.626cm" svg:y="8.538cm">
          <draw:text-box>
            <text:list text:style-name="L4">
              <text:list-header>
                <text:p text:style-name="P21"><text:span text:style-name="T7">This one is usually what we expect an img2img dataset to be</text:span></text:p>
              </text:list-header>
            </text:list>
          </draw:text-box>
        </draw:frame>
        <draw:frame draw:style-name="gr19" draw:text-style-name="P15" draw:layer="layout" svg:width="0.502cm" svg:height="0.962cm" svg:x="21.706cm" svg:y="9.652cm">
          <draw:text-box>
            <text:p/>
          </draw:text-box>
        </draw:frame>
        <draw:frame draw:style-name="gr19" draw:text-style-name="P15" draw:layer="layout" svg:width="0.502cm" svg:height="0.962cm" svg:x="23.738cm" svg:y="9.652cm">
          <draw:text-box>
            <text:p/>
          </draw:text-box>
        </draw:frame>
        <draw:frame draw:style-name="gr20" draw:text-style-name="P15" draw:layer="layout" svg:width="10.16cm" svg:height="4.517cm" svg:x="16.34cm" svg:y="14.224cm">
          <draw:text-box>
            <text:list text:style-name="L4">
              <text:list-header>
                <text:p><text:span text:style-name="T7">While for this one, let’s say, we want to combine three source images into one and estimate a super-resoulution image to be as close as the one in source_b.</text:span></text:p>
              </text:list-header>
            </text:list>
          </draw:text-box>
        </draw:frame>
        <draw:line draw:style-name="gr21" draw:text-style-name="P20" draw:layer="layout" svg:x1="0.762cm" svg:y1="12.246cm" svg:x2="26.599cm" svg:y2="12.246cm">
          <text:p/>
        </draw:line>
        <draw:frame draw:style-name="gr22" draw:text-style-name="P15" draw:layer="layout" svg:width="3.172cm" svg:height="1.016cm" svg:x="1.4cm" svg:y="7.62cm">
          <draw:text-box>
            <text:p>dataset1</text:p>
          </draw:text-box>
        </draw:frame>
        <draw:frame draw:style-name="gr22" draw:text-style-name="P15" draw:layer="layout" svg:width="3.172cm" svg:height="1.016cm" svg:x="1.438cm" svg:y="12.7cm">
          <draw:text-box>
            <text:p>dataset2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11">Basic Example</text:span></text:p>
          </draw:text-box>
        </draw:frame>
        <draw:frame presentation:style-name="pr4" draw:text-style-name="P23" draw:layer="layout" svg:width="25.199cm" svg:height="14.39cm" svg:x="1.4cm" svg:y="4.914cm" presentation:class="outline" presentation:user-transformed="true">
          <draw:text-box>
            <text:p text:style-name="P22"><text:span text:style-name="T12">Here is an example to load the ordinary img2img dataset(dataset1):</text:span></text:p>
            <text:p text:style-name="P22"><text:span text:style-name="T12">data = </text:span><text:span text:style-name="T13">Img2Img_Dataset</text:span><text:span text:style-name="T12">(</text:span><text:span text:style-name="T14">args</text:span><text:span text:style-name="T12">=</text:span><text:span text:style-name="T15">args</text:span><text:span text:style-name="T16">, </text:span><text:span text:style-name="T14">sources</text:span><text:span text:style-name="T12">=[</text:span><text:span text:style-name="T17">"source_a"</text:span><text:span text:style-name="T16">, </text:span><text:span text:style-name="T17">"source_b"</text:span><text:span text:style-name="T12">]</text:span><text:span text:style-name="T16">, <text:s/></text:span><text:span text:style-name="T16"><text:tab/></text:span><text:span text:style-name="T16"> <text:s text:c="70"/></text:span><text:span text:style-name="T14">modes</text:span><text:span text:style-name="T12">=[</text:span><text:span text:style-name="T18">path_loader.load_path_from_folder</text:span><text:span text:style-name="T12">] * </text:span><text:span text:style-name="T19">2</text:span><text:span text:style-name="T16">,</text:span><text:span text:style-name="T16"><text:line-break/></text:span><text:span text:style-name="T16"> <text:s text:c="22"/></text:span><text:span text:style-name="T14">load_funcs</text:span><text:span text:style-name="T12">=[data</text:span><text:span text:style-name="T18">_loader.read_image</text:span><text:span text:style-name="T12">] * </text:span><text:span text:style-name="T19">2</text:span><text:span text:style-name="T16">, </text:span><text:span text:style-name="T14">dig_level</text:span><text:span text:style-name="T12">=[</text:span><text:span text:style-name="T19">0, 0</text:span><text:span text:style-name="T12">]</text:span><text:span text:style-name="T12">)</text:span></text:p>
            <text:p text:style-name="P22"><text:span text:style-name="T20">args</text:span><text:span text:style-name="T21">: args a variable loaded from argparse, this variable contains all the settings of your network.</text:span></text:p>
            <text:p text:style-name="P22"><text:span text:style-name="T20">sources</text:span><text:span text:style-name="T21">: List of String, Omni-Torch is going to load all the information from this list based on the methods in </text:span><text:span text:style-name="T20">modes</text:span><text:span text:style-name="T21">.</text:span></text:p>
            <text:p text:style-name="P22"><text:span text:style-name="T20">modes</text:span><text:span text:style-name="T21">: List of Function, being used to load path from hard disk. These functions defined in omni-torch/data/path_loader.py and you can define you own path_loader function if it is needed. While <text:s text:c="2"/>*2 means for both </text:span><text:span text:style-name="T17">"source_a"</text:span><text:span text:style-name="T21"> and </text:span><text:span text:style-name="T17">"source_b"</text:span><text:span text:style-name="T21">, loading methods are the same.</text:span></text:p>
            <text:p text:style-name="P22"><text:span text:style-name="T20">dig_level</text:span><text:span text:style-name="T21">: List of Int or String, it defines how many sub-folders should be enumerated. And sometimes you can use dig-level for other purposes. </text:span></text:p>
            <text:p text:style-name="P22"><text:span text:style-name="T20">load_funcs</text:span><text:span text:style-name="T21">: List of Function, usually the functions defined in omni-torch/data/data_loader.py or you can define you own load function. While *2 means for both </text:span><text:span text:style-name="T17">"source_a"</text:span><text:span text:style-name="T21"> and </text:span><text:span text:style-name="T17">"source_b"</text:span><text:span text:style-name="T21">, loading methods are the sa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11">Advanced Example</text:span></text:p>
          </draw:text-box>
        </draw:frame>
        <draw:frame presentation:style-name="pr4" draw:text-style-name="P23" draw:layer="layout" svg:width="25.199cm" svg:height="14.39cm" svg:x="1.4cm" svg:y="4.914cm" presentation:class="outline" presentation:user-transformed="true">
          <draw:text-box>
            <text:p text:style-name="P24"><text:span text:style-name="T22">While not all dataset are in a standard form, as in dataset2 we have to combine the images from source_a_1~3 into one image. Now we’ll have to define our own method “</text:span><text:span text:style-name="T12">combine_multi_image</text:span><text:span text:style-name="T22">”.</text:span></text:p>
            <text:p text:style-name="P24"><text:span text:style-name="T12">data = </text:span><text:span text:style-name="T13">Arbitrary_Dataset</text:span><text:span text:style-name="T12">(</text:span><text:span text:style-name="T14">args</text:span><text:span text:style-name="T12">=</text:span><text:span text:style-name="T15">args</text:span><text:span text:style-name="T16">, </text:span><text:span text:style-name="T14">sources</text:span><text:span text:style-name="T12">=[[</text:span><text:span text:style-name="T17">"source_a_1"</text:span><text:span text:style-name="T16">, </text:span><text:span text:style-name="T17">"source_a_2"</text:span><text:span text:style-name="T16">,</text:span><text:span text:style-name="T17"> "source_a_3"</text:span><text:span text:style-name="T12">]</text:span><text:span text:style-name="T16">, </text:span><text:span text:style-name="T17">"source_b"</text:span><text:span text:style-name="T12">]</text:span><text:span text:style-name="T16">, </text:span><text:span text:style-name="T16"><text:tab/></text:span><text:span text:style-name="T16"> <text:s text:c="13"/></text:span><text:span text:style-name="T14">modes</text:span><text:span text:style-name="T12">=[path_loader.load_path_from_multi_folder</text:span><text:span text:style-name="T16">, </text:span><text:span text:style-name="T12">path_loader.load_path_from_folder]</text:span><text:span text:style-name="T16">, <text:s text:c="22"/></text:span><text:span text:style-name="T14">load_funcs</text:span><text:span text:style-name="T12">=[combine_multi_image</text:span><text:span text:style-name="T16">, </text:span><text:span text:style-name="T12">data_loader.read_image]</text:span><text:span text:style-name="T16">, </text:span><text:span text:style-name="T14">dig_level</text:span><text:span text:style-name="T12">=[</text:span><text:span text:style-name="T19">0, 0</text:span><text:span text:style-name="T12">])</text:span></text:p>
            <text:p text:style-name="P22"><text:span text:style-name="T23">def </text:span><text:span text:style-name="T24">combine_multi_image</text:span><text:span text:style-name="T12">(</text:span><text:span text:style-name="T15">args</text:span><text:span text:style-name="T16">, </text:span><text:span text:style-name="T15">paths</text:span><text:span text:style-name="T16">, </text:span><text:span text:style-name="T15">seed</text:span><text:span text:style-name="T16">, </text:span><text:span text:style-name="T15">size</text:span><text:span text:style-name="T16">, </text:span><text:span text:style-name="T15">ops</text:span><text:span text:style-name="T12">):</text:span><text:span text:style-name="T12"><text:line-break/></text:span><text:span text:style-name="T12"> <text:s text:c="3"/>imgs = []</text:span><text:span text:style-name="T12"><text:line-break/></text:span><text:span text:style-name="T12"> <text:s text:c="3"/></text:span><text:span text:style-name="T23">for </text:span><text:span text:style-name="T12">path </text:span><text:span text:style-name="T23">in </text:span><text:span text:style-name="T15">paths</text:span><text:span text:style-name="T12">:</text:span><text:span text:style-name="T12"><text:line-break/></text:span><text:span text:style-name="T12"> <text:s text:c="7"/>imgs.</text:span><text:span text:style-name="T13">append</text:span><text:span text:style-name="T12">(data_loader</text:span><text:span text:style-name="T12">.</text:span><text:span text:style-name="T13">read_image</text:span><text:span text:style-name="T12">(</text:span><text:span text:style-name="T15">args</text:span><text:span text:style-name="T16">, </text:span><text:span text:style-name="T12">path</text:span><text:span text:style-name="T16">, </text:span><text:span text:style-name="T15">seed</text:span><text:span text:style-name="T16">, </text:span><text:span text:style-name="T15">size</text:span><text:span text:style-name="T16">, </text:span><text:span text:style-name="T15">ops</text:span><text:span text:style-name="T12">))</text:span><text:span text:style-name="T12"><text:line-break/></text:span><text:span text:style-name="T12"> <text:s text:c="3"/></text:span><text:span text:style-name="T23">return </text:span><text:span text:style-name="T12">torch.</text:span><text:span text:style-name="T13">cat</text:span><text:span text:style-name="T12">(imgs)</text:span></text:p>
            <text:p text:style-name="P24"><text:span text:style-name="T22">Sometimes, if you want to constrain the image size of source_a_? and source_b, you can add the following line:</text:span></text:p>
            <text:p text:style-name="P22"><text:span text:style-name="T12">options = {</text:span><text:span text:style-name="T17">"sizes"</text:span><text:span text:style-name="T12">: [(</text:span><text:span text:style-name="T19">1200</text:span><text:span text:style-name="T16">, </text:span><text:span text:style-name="T19">1200</text:span><text:span text:style-name="T12">)</text:span><text:span text:style-name="T16">, </text:span><text:span text:style-name="T12">(</text:span><text:span text:style-name="T19">1920</text:span><text:span text:style-name="T16">, </text:span><text:span text:style-name="T19">1920</text:span><text:span text:style-name="T12">)]}</text:span></text:p>
            <text:p text:style-name="P24"><text:span text:style-name="T12">data = </text:span><text:span text:style-name="T13">Arbitrary_Dataset</text:span><text:span text:style-name="T12">(</text:span><text:span text:style-name="T14">args</text:span><text:span text:style-name="T12">=</text:span><text:span text:style-name="T15">args</text:span><text:span text:style-name="T16">, </text:span><text:span text:style-name="T14">sources</text:span><text:span text:style-name="T12">=[[</text:span><text:span text:style-name="T17">"source_a_1"</text:span><text:span text:style-name="T16">, </text:span><text:span text:style-name="T17">"source_a_2"</text:span><text:span text:style-name="T16">,</text:span><text:span text:style-name="T17"> "source_a_3"</text:span><text:span text:style-name="T12">]</text:span><text:span text:style-name="T16">, </text:span><text:span text:style-name="T17">"source_b"</text:span><text:span text:style-name="T12">]</text:span><text:span text:style-name="T16">, </text:span><text:span text:style-name="T16"><text:tab/></text:span><text:span text:style-name="T16"> <text:s text:c="13"/></text:span><text:span text:style-name="T14">modes</text:span><text:span text:style-name="T12">=[path_loader.load_path_from_multi_folder</text:span><text:span text:style-name="T16">, </text:span><text:span text:style-name="T12">path_loader.load_path_from_folder]</text:span><text:span text:style-name="T16">, <text:s text:c="24"/></text:span><text:span text:style-name="T14">load_funcs</text:span><text:span text:style-name="T12">=[combine_multi_image</text:span><text:span text:style-name="T16">, </text:span><text:span text:style-name="T12">data_loader.read_image]</text:span><text:span text:style-name="T16">, </text:span><text:span text:style-name="T14">dig_level</text:span><text:span text:style-name="T12">=[</text:span><text:span text:style-name="T19">0, 0</text:span><text:span text:style-name="T12">], **options)</text:span></text:p>
            <text:p text:style-name="P22"><text:span text:style-name="T12"/></text:p>
            <text:p text:style-name="P2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11">Start to load data</text:span></text:p>
          </draw:text-box>
        </draw:frame>
        <draw:frame presentation:style-name="pr4" draw:text-style-name="P23" draw:layer="layout" svg:width="25.199cm" svg:height="14.39cm" svg:x="1.4cm" svg:y="4.914cm" presentation:class="outline" presentation:user-transformed="true">
          <draw:text-box>
            <text:p text:style-name="P24"><text:span text:style-name="T12">data = </text:span><text:span text:style-name="T13">Arbitrary_Dataset</text:span><text:span text:style-name="T12">(</text:span><text:span text:style-name="T14">args</text:span><text:span text:style-name="T12">=</text:span><text:span text:style-name="T15">args</text:span><text:span text:style-name="T16">, </text:span><text:span text:style-name="T14">sources</text:span><text:span text:style-name="T12">=[[</text:span><text:span text:style-name="T17">"source_a_1"</text:span><text:span text:style-name="T16">, </text:span><text:span text:style-name="T17">"source_a_2"</text:span><text:span text:style-name="T16">,</text:span><text:span text:style-name="T17"> "source_a_3"</text:span><text:span text:style-name="T12">]</text:span><text:span text:style-name="T16">, </text:span><text:span text:style-name="T17">"source_b"</text:span><text:span text:style-name="T12">]</text:span><text:span text:style-name="T16">, </text:span><text:span text:style-name="T16"><text:tab/></text:span><text:span text:style-name="T16"> <text:s text:c="13"/></text:span><text:span text:style-name="T14">modes</text:span><text:span text:style-name="T12">=[path_loader.load_path_from_multi_folder</text:span><text:span text:style-name="T16">, </text:span><text:span text:style-name="T12">path_loader.load_path_from_folder]</text:span><text:span text:style-name="T16">, <text:s text:c="22"/></text:span><text:span text:style-name="T14">load_funcs</text:span><text:span text:style-name="T12">=[combine_multi_image</text:span><text:span text:style-name="T16">, </text:span><text:span text:style-name="T12">data_loader.read_image]</text:span><text:span text:style-name="T16">, </text:span><text:span text:style-name="T14">dig_level</text:span><text:span text:style-name="T12">=[</text:span><text:span text:style-name="T19">0, 0</text:span><text:span text:style-name="T12">])</text:span></text:p>
            <text:p text:style-name="P24"><text:span text:style-name="T22">If we only initialize a Dataset Class, nothing will be loaded unless we start the workflow.</text:span></text:p>
            <text:p text:style-name="P22"><text:span text:style-name="T12">data.</text:span><text:span text:style-name="T13">prepare</text:span><text:span text:style-name="T12">()</text:span></text:p>
            <text:p text:style-name="P24"><text:span text:style-name="T22">The </text:span><text:span text:style-name="T13">prepare</text:span><text:span text:style-name="T22"> method means to </text:span></text:p>
            <text:p text:style-name="P22"/>
            <text:p text:style-name="P22"><text:span text:style-name="T12"/></text:p>
            <text:p text:style-name="P2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11">Advanced Code Example</text:span></text:p>
          </draw:text-box>
        </draw:frame>
        <draw:frame presentation:style-name="pr4" draw:text-style-name="P23" draw:layer="layout" svg:width="25.199cm" svg:height="14.39cm" svg:x="1.4cm" svg:y="4.914cm" presentation:class="outline" presentation:user-transformed="true">
          <draw:text-box>
            <text:p text:style-name="P24"><text:span text:style-name="T22">And Sometimes, you need to get all the information from one or more text files, like txt, csv, xml, etc.</text:span></text:p>
            <text:p text:style-name="P22"><text:span text:style-name="T12">data = </text:span><text:span text:style-name="T13">Arbitrary_Dataset</text:span><text:span text:style-name="T12">(</text:span><text:span text:style-name="T15">args</text:span><text:span text:style-name="T16">, </text:span><text:span text:style-name="T14">sources</text:span><text:span text:style-name="T12">=[</text:span><text:span text:style-name="T17">"txt_file.txt"</text:span><text:span text:style-name="T12">]</text:span><text:span text:style-name="T16">, </text:span><text:span text:style-name="T14">modes</text:span><text:span text:style-name="T12">=[load_bbox_from_txt]</text:span><text:span text:style-name="T16">,</text:span><text:span text:style-name="T16"><text:line-break/></text:span><text:span text:style-name="T16"> <text:s text:c="29"/></text:span><text:span text:style-name="T14">load_funcs</text:span><text:span text:style-name="T12">=[read_seg_info] </text:span><text:span text:style-name="T16">, </text:span><text:span text:style-name="T14">dig_level</text:span><text:span text:style-name="T12">=[</text:span><text:span text:style-name="T15">foldername</text:span><text:span text:style-name="T12">[i]]</text:span><text:span text:style-name="T16">,</text:span><text:span text:style-name="T14">loader_ops</text:span><text:span text:style-name="T12">=[resize_height])</text:span></text:p>
            <text:p text:style-name="P22"><text:span text:style-name="T22">The role of each parameter is flexible, dig_level are replaced by</text:span><text:span text:style-name="T12"> </text:span><text:span text:style-name="T15">foldername</text:span><text:span text:style-name="T12">[i], </text:span><text:span text:style-name="T22">while another parameter </text:span><text:span text:style-name="T14">loader_ops</text:span><text:span text:style-name="T22"> appears, this operation takes place when </text:span><text:span text:style-name="T14">load_funcs</text:span><text:span text:style-name="T22"> is working in order to do some user defined operation during </text:span><text:span text:style-name="T14">load_funcs</text:span><text:span text:style-name="T22">. Here, for example, </text:span><text:span text:style-name="T12">resize_height</text:span><text:span text:style-name="T22"> will be executed during </text:span><text:span text:style-name="T12">read_seg_info</text:span><text:span text:style-name="T22">. </text:span></text:p>
            <text:p text:style-name="P22"><text:span text:style-name="T12"/></text:p>
            <text:p text:style-name="P2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Diagram</text:span></text:p>
          </draw:text-box>
        </draw:frame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You can expect:</text:span></text:p>
            <text:list text:style-name="L1">
              <text:list-item>
                <text:p text:style-name="P1"><text:span text:style-name="T2">a standard way to load data for deep learning algorithm</text:span></text:p>
              </text:list-item>
              <text:list-item>
                <text:p text:style-name="P1"><text:span text:style-name="T2">ability to visualize data(tensor, training status, weight, gradient) during training</text:span></text:p>
              </text:list-item>
              <text:list-item>
                <text:p text:style-name="P1"><text:span text:style-name="T2">convenience to adjust settings</text:span></text:p>
              </text:list-item>
              <text:list-item>
                <text:p text:style-name="P1"><text:span text:style-name="T2">easy to create neural network layers</text:span></text:p>
              </text:list-item>
              <text:list-item>
                <text:p text:style-name="P1"><text:span text:style-name="T2">clean code arrangement</text:span></text:p>
              </text:list-item>
              <text:list-item>
                <text:p text:style-name="P1"><text:span text:style-name="T2"/></text:p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Diagram</text:span></text:p>
          </draw:text-box>
        </draw:frame>
        <draw:custom-shape draw:style-name="gr23" draw:text-style-name="P21" draw:layer="layout" svg:width="4.572cm" svg:height="1.778cm" svg:x="4.24cm" svg:y="5.096cm">
          <text:p text:style-name="P21">args.root_path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318cm" svg:height="2.032cm" svg:x="10.59cm" svg:y="5.096cm">
          <text:p text:style-name="P4">source_a,</text:p>
          <text:p text:style-name="P4">source_b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6.172cm" svg:y1="7.028cm" svg:x2="8.204cm" svg:y2="9.822cm">
          <text:p/>
        </draw:line>
        <draw:line draw:style-name="gr16" draw:text-style-name="P20" draw:layer="layout" svg:x1="12.622cm" svg:y1="7.228cm" svg:x2="10.082cm" svg:y2="9.768cm">
          <text:p/>
        </draw:line>
        <draw:custom-shape draw:style-name="gr25" draw:text-style-name="P25" draw:layer="layout" svg:width="4.826cm" svg:height="1.778cm" svg:x="6.78cm" svg:y="9.922cm">
          <text:p text:style-name="P4">modes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9.12cm" svg:y1="11.9cm" svg:x2="9.12cm" svg:y2="14.186cm">
          <text:p/>
        </draw:line>
        <draw:custom-shape draw:style-name="gr24" draw:text-style-name="P4" draw:layer="layout" svg:width="4.318cm" svg:height="2.032cm" svg:x="0.422cm" svg:y="8.128cm">
          <text:p text:style-name="P4">dig_level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4.826cm" svg:height="1.778cm" svg:x="14.6cm" svg:y="14.394cm">
          <text:p text:style-name="P4">load_func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318cm" svg:height="2.032cm" svg:x="7.034cm" svg:y="14.24cm">
          <text:p text:style-name="P4">Intermediate</text:p>
          <text:p text:style-name="P4">data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11.452cm" svg:y1="15.256cm" svg:x2="14.5cm" svg:y2="15.256cm">
          <text:p/>
        </draw:line>
        <draw:line draw:style-name="gr16" draw:text-style-name="P20" draw:layer="layout" svg:x1="19.48cm" svg:y1="15.256cm" svg:x2="22.528cm" svg:y2="15.256cm">
          <text:p/>
        </draw:line>
        <draw:custom-shape draw:style-name="gr24" draw:text-style-name="P4" draw:layer="layout" svg:width="4.318cm" svg:height="2.032cm" svg:x="22.628cm" svg:y="14.24cm">
          <text:p text:style-name="P4">Tensor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8.382cm" svg:height="1.778cm" svg:x="12.868cm" svg:y="17.78cm">
          <text:p text:style-name="P4">args.augmentation_settings</text:p>
          <text:p text:style-name="P4">args.batch_size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16.986cm" svg:y1="17.78cm" svg:x2="16.986cm" svg:y2="16.172cm">
          <text:p/>
        </draw:line>
        <draw:line draw:style-name="gr16" draw:text-style-name="P20" draw:layer="layout" svg:x1="4.74cm" svg:y1="9.144cm" svg:x2="6.604cm" svg:y2="9.906cm">
          <text:p/>
        </draw:line>
        <draw:custom-shape draw:style-name="gr24" draw:text-style-name="P4" draw:layer="layout" svg:width="4.318cm" svg:height="2.032cm" svg:x="13.716cm" svg:y="8.89cm">
          <text:p text:style-name="P4">load_ops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318cm" svg:height="2.032cm" svg:x="19.304cm" svg:y="10.668cm">
          <text:p text:style-name="P4">**options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15.748cm" svg:y1="10.922cm" svg:x2="16.964cm" svg:y2="14.224cm">
          <text:p/>
        </draw:line>
        <draw:line draw:style-name="gr16" draw:text-style-name="P20" draw:layer="layout" svg:x1="19.304cm" svg:y1="12.7cm" svg:x2="17.52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Create your own operations</text:span>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Input parameters of each operations</text:p>
                <text:list>
                  <text:list-item>
                    <text:p><text:span text:style-name="T25">modes</text:span><text:span text:style-name="T26">(</text:span><text:span text:style-name="T27">args</text:span><text:span text:style-name="T28">, </text:span><text:span text:style-name="T29">length</text:span><text:span text:style-name="T28">, </text:span><text:span text:style-name="T27">paths</text:span><text:span text:style-name="T28">, </text:span><text:span text:style-name="T27">dig_level</text:span><text:span text:style-name="T26">)</text:span></text:p>
                  </text:list-item>
                  <text:list-item>
                    <text:p><text:span text:style-name="T3">load_funcs</text:span><text:span text:style-name="T26">(</text:span><text:span text:style-name="T27">args</text:span><text:span text:style-name="T28">, </text:span><text:span text:style-name="T27">image/path</text:span><text:span text:style-name="T28">, </text:span><text:span text:style-name="T27">seed</text:span><text:span text:style-name="T28">, </text:span><text:span text:style-name="T27">size</text:span><text:span text:style-name="T26">)</text:span></text:p>
                  </text:list-item>
                  <text:list-item>
                    <text:p><text:span text:style-name="T26">load_ops(</text:span><text:span text:style-name="T27">image</text:span><text:span text:style-name="T28">, </text:span><text:span text:style-name="T27">args</text:span><text:span text:style-name="T28">, </text:span><text:span text:style-name="T29">path</text:span><text:span text:style-name="T28">, </text:span><text:span text:style-name="T29">seed</text:span><text:span text:style-name="T28">, </text:span><text:span text:style-name="T29">size</text:span><text:span text:style-name="T2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Loading Data<text:line-break/><text:span text:style-name="T3">Create your own operations</text:span>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Input parameters of each operations</text:p>
                <text:list>
                  <text:list-item>
                    <text:p><text:span text:style-name="T25">modes</text:span><text:span text:style-name="T26">(</text:span><text:span text:style-name="T27">args</text:span><text:span text:style-name="T28">, </text:span><text:span text:style-name="T29">length</text:span><text:span text:style-name="T28">, </text:span><text:span text:style-name="T27">paths</text:span><text:span text:style-name="T28">, </text:span><text:span text:style-name="T27">dig_level</text:span><text:span text:style-name="T26">)</text:span></text:p>
                  </text:list-item>
                  <text:list-item>
                    <text:p><text:span text:style-name="T3">load_funcs</text:span><text:span text:style-name="T26">(</text:span><text:span text:style-name="T27">args</text:span><text:span text:style-name="T28">, </text:span><text:span text:style-name="T27">image/path</text:span><text:span text:style-name="T28">, </text:span><text:span text:style-name="T27">seed</text:span><text:span text:style-name="T28">, </text:span><text:span text:style-name="T27">size</text:span><text:span text:style-name="T26">)</text:span></text:p>
                  </text:list-item>
                  <text:list-item>
                    <text:p><text:span text:style-name="T26">load_ops(</text:span><text:span text:style-name="T27">image</text:span><text:span text:style-name="T28">, </text:span><text:span text:style-name="T27">args</text:span><text:span text:style-name="T28">, </text:span><text:span text:style-name="T29">path</text:span><text:span text:style-name="T28">, </text:span><text:span text:style-name="T29">seed</text:span><text:span text:style-name="T28">, </text:span><text:span text:style-name="T29">size</text:span><text:span text:style-name="T2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番号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2:41:02.995000000</meta:creation-date>
    <dc:date>2019-01-03T17:37:52.092000000</dc:date>
    <meta:editing-duration>P6DT16M54S</meta:editing-duration>
    <meta:editing-cycles>11</meta:editing-cycles>
    <meta:generator>LibreOffice/5.4.6.2$Windows_X86_64 LibreOffice_project/4014ce260a04f1026ba855d3b8d91541c224eab8</meta:generator>
    <meta:document-statistic meta:object-count="175"/>
  </office:meta>
</office:document-meta>
</file>